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US"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642625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704848" officeooo:paragraph-rsid="00704848" style:font-weight-asian="bold" style:font-weight-complex="bold"/>
    </style:style>
    <style:style style:name="P7" style:family="paragraph" style:parent-style-name="Standard">
      <style:paragraph-properties fo:margin-top="0cm" fo:margin-bottom="0.282cm" style:contextual-spacing="false"/>
      <style:text-properties officeooo:paragraph-rsid="00642625"/>
    </style:style>
    <style:style style:name="P8" style:family="paragraph" style:parent-style-name="Standard">
      <style:paragraph-properties fo:margin-top="0cm" fo:margin-bottom="0.282cm" style:contextual-spacing="false"/>
      <style:text-properties fo:language="en" fo:country="US" officeooo:rsid="0066fdf4" officeooo:paragraph-rsid="00642625"/>
    </style:style>
    <style:style style:name="P9" style:family="paragraph" style:parent-style-name="Standard">
      <style:paragraph-properties fo:margin-top="0cm" fo:margin-bottom="0.282cm" style:contextual-spacing="false"/>
      <style:text-properties officeooo:paragraph-rsid="007047ee"/>
    </style:style>
    <style:style style:name="P10" style:family="paragraph" style:parent-style-name="Standard">
      <style:paragraph-properties fo:margin-top="0cm" fo:margin-bottom="0.282cm" style:contextual-spacing="false"/>
      <style:text-properties officeooo:rsid="00209dff" officeooo:paragraph-rsid="00642625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1a83a4" officeooo:paragraph-rsid="00642625"/>
    </style:style>
    <style:style style:name="P12" style:family="paragraph" style:parent-style-name="Standard">
      <style:paragraph-properties fo:margin-top="0cm" fo:margin-bottom="0.282cm" style:contextual-spacing="false" fo:text-align="center" style:justify-single-word="false"/>
      <style:text-properties fo:font-size="15pt" fo:language="en" fo:country="US" fo:font-weight="bold" officeooo:rsid="00642625" officeooo:paragraph-rsid="00642625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top="0cm" fo:margin-bottom="0.282cm" style:contextual-spacing="false"/>
      <style:text-properties fo:language="en" fo:country="US" officeooo:rsid="00642625" officeooo:paragraph-rsid="00642625"/>
    </style:style>
    <style:style style:name="P14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15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16" style:family="paragraph" style:parent-style-name="Standard">
      <style:text-properties officeooo:paragraph-rsid="0044fa94"/>
    </style:style>
    <style:style style:name="P17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8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9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20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22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23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24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5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6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7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8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9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30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P31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style:font-name="SFMono-Regular" fo:font-size="10.5pt" fo:letter-spacing="normal" fo:font-style="normal" fo:font-weight="normal" officeooo:rsid="00264559" officeooo:paragraph-rsid="002645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ec247"/>
    </style:style>
    <style:style style:name="T3" style:family="text">
      <style:text-properties fo:language="en" fo:country="US" officeooo:rsid="00727ad6"/>
    </style:style>
    <style:style style:name="T4" style:family="text">
      <style:text-properties officeooo:rsid="0024adcd"/>
    </style:style>
    <style:style style:name="T5" style:family="text">
      <style:text-properties officeooo:rsid="002baaee"/>
    </style:style>
    <style:style style:name="T6" style:family="text">
      <style:text-properties fo:language="en" fo:country="US" officeooo:rsid="00596c7c"/>
    </style:style>
    <style:style style:name="T7" style:family="text">
      <style:text-properties fo:language="en" fo:country="US" officeooo:rsid="00209dff"/>
    </style:style>
    <style:style style:name="T8" style:family="text">
      <style:text-properties fo:language="en" fo:country="US" officeooo:rsid="005902d3"/>
    </style:style>
    <style:style style:name="T9" style:family="text">
      <style:text-properties fo:language="en" fo:country="US" officeooo:rsid="006859a4"/>
    </style:style>
    <style:style style:name="T10" style:family="text">
      <style:text-properties fo:language="en" fo:country="US" officeooo:rsid="002baaee"/>
    </style:style>
    <style:style style:name="T11" style:family="text">
      <style:text-properties fo:language="en" fo:country="US" officeooo:rsid="001edb0f"/>
    </style:style>
    <style:style style:name="T12" style:family="text">
      <style:text-properties fo:language="en" fo:country="US" officeooo:rsid="002d8ef2"/>
    </style:style>
    <style:style style:name="T13" style:family="text">
      <style:text-properties fo:language="en" fo:country="US" officeooo:rsid="0024adcd"/>
    </style:style>
    <style:style style:name="T14" style:family="text">
      <style:text-properties fo:language="en" fo:country="US" officeooo:rsid="0066fdf4"/>
    </style:style>
    <style:style style:name="T15" style:family="text">
      <style:text-properties officeooo:rsid="00596c7c"/>
    </style:style>
    <style:style style:name="T16" style:family="text">
      <style:text-properties officeooo:rsid="00209dff"/>
    </style:style>
    <style:style style:name="T17" style:family="text">
      <style:text-properties officeooo:rsid="005902d3"/>
    </style:style>
    <style:style style:name="T18" style:family="text">
      <style:text-properties officeooo:rsid="006859a4"/>
    </style:style>
    <style:style style:name="T19" style:family="text">
      <style:text-properties officeooo:rsid="001edb0f"/>
    </style:style>
    <style:style style:name="T20" style:family="text">
      <style:text-properties officeooo:rsid="002d8ef2"/>
    </style:style>
    <style:style style:name="T21" style:family="text">
      <style:text-properties officeooo:rsid="007047ee"/>
    </style:style>
    <style:style style:name="T22" style:family="text">
      <style:text-properties officeooo:rsid="00727ad6"/>
    </style:style>
    <style:style style:name="T23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4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5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6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7" style:family="text">
      <style:text-properties fo:color="#000000" loext:opacity="100%" fo:language="en" fo:country="US" fo:background-color="#ffffff" loext:char-shading-value="0"/>
    </style:style>
    <style:style style:name="T28" style:family="text">
      <style:text-properties fo:color="#000000" loext:opacity="100%" fo:language="en" fo:country="US" officeooo:rsid="004cae9c" fo:background-color="#ffffff" loext:char-shading-value="0"/>
    </style:style>
    <style:style style:name="T29" style:family="text">
      <style:text-properties fo:color="#000000" loext:opacity="100%" fo:language="en" fo:country="US" officeooo:rsid="004d738e" fo:background-color="#ffffff" loext:char-shading-value="0"/>
    </style:style>
    <style:style style:name="T30" style:family="text">
      <style:text-properties fo:language="en" fo:country="US" officeooo:rsid="00488865"/>
    </style:style>
    <style:style style:name="T31" style:family="text">
      <style:text-properties fo:color="#5454ff" loext:opacity="100%" fo:language="en" fo:country="US" fo:font-weight="bold" fo:background-color="#ffffff" loext:char-shading-value="0"/>
    </style:style>
    <style:style style:name="T32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33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34" style:family="text">
      <style:text-properties style:font-name="monospace" fo:language="en" fo:country="US" officeooo:rsid="0049e7e1"/>
    </style:style>
    <style:style style:name="T35" style:family="text">
      <style:text-properties style:font-name="monospace" fo:language="en" fo:country="US" officeooo:rsid="004b1be2"/>
    </style:style>
    <style:style style:name="T36" style:family="text">
      <style:text-properties style:font-name="monospace" fo:language="en" fo:country="US" officeooo:rsid="0050635e"/>
    </style:style>
    <style:style style:name="T37" style:family="text">
      <style:text-properties officeooo:rsid="004d9afe"/>
    </style:style>
    <style:style style:name="T38" style:family="text">
      <style:text-properties fo:color="#000000" loext:opacity="100%" fo:language="en" fo:country="US" officeooo:rsid="00504c88" fo:background-color="#ffffff" loext:char-shading-value="0"/>
    </style:style>
    <style:style style:name="T39" style:family="text">
      <style:text-properties fo:language="en" fo:country="US" officeooo:rsid="001c3b73"/>
    </style:style>
    <style:style style:name="T40" style:family="text">
      <style:text-properties style:font-name="SFMono-Regular" fo:font-size="10.5pt" fo:language="en" fo:country="US" fo:font-style="normal" fo:font-weight="normal" officeooo:rsid="00264559"/>
    </style:style>
    <style:style style:name="T41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42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43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44" style:family="text">
      <style:text-properties style:font-name="SFMono-Regular" fo:font-size="10.5pt" fo:font-style="normal" fo:font-weight="normal"/>
    </style:style>
    <style:style style:name="T45" style:family="text">
      <style:text-properties fo:color="#bbbbbb" loext:opacity="100%" style:font-name="SFMono-Regular" fo:font-size="10.5pt" fo:font-style="normal" fo:font-weight="normal"/>
    </style:style>
    <style:style style:name="T46" style:family="text">
      <style:text-properties fo:color="#4070a0" loext:opacity="100%" style:font-name="SFMono-Regular" fo:font-size="10.5pt" fo:font-style="normal" fo:font-weight="normal"/>
    </style:style>
    <style:style style:name="T47" style:family="text">
      <style:text-properties fo:color="#4070a0" loext:opacity="100%" style:font-name="SFMono-Regular" fo:font-size="10.5pt" fo:font-style="normal" fo:font-weight="normal" officeooo:rsid="00264559"/>
    </style:style>
    <style:style style:name="T48" style:family="text">
      <style:text-properties style:font-name="SFMono-Regular" fo:font-size="10.5pt" fo:font-style="normal" fo:font-weight="normal" officeooo:rsid="0029a65d"/>
    </style:style>
    <style:style style:name="T49" style:family="text">
      <style:text-properties style:font-name="SFMono-Regular" fo:font-size="10.5pt" fo:font-style="normal" fo:font-weight="normal" officeooo:rsid="005cecb1"/>
    </style:style>
    <style:style style:name="T50" style:family="text">
      <style:text-properties style:font-name="SFMono-Regular" fo:font-size="10.5pt" fo:font-style="normal" fo:font-weight="normal" officeooo:rsid="00264559"/>
    </style:style>
    <style:style style:name="T51" style:family="text">
      <style:text-properties style:font-name="SFMono-Regular" fo:font-size="10.5pt" fo:font-style="normal" fo:font-weight="normal" officeooo:rsid="0070a690"/>
    </style:style>
    <style:style style:name="T52" style:family="text">
      <style:text-properties style:font-name="SFMono-Regular" fo:font-size="10.5pt" fo:font-style="normal" fo:font-weight="normal" officeooo:rsid="0074bb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</text:span><text:span text:style-name="T2">8</text:span><text:span text:style-name="T1">.</text:span><text:span text:style-name="T3">1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/>
      <text:p text:style-name="P5"><text:span text:style-name="T4">Для Linux</text:span> – <text:span text:style-name="T5">(маппинг)</text:span>:</text:p>
      <text:p text:style-name="P6">Для версии 17.*:</text:p>
      <text:p text:style-name="P7" loext:marker-style-name="T1"><text:span text:style-name="T1">docker run -d --name postgres -e POSTGRES_PASSWORD=admin -</text:span><text:span text:style-name="T6">v</text:span><text:span text:style-name="T7"> </text:span><text:span text:style-name="T8">/</text:span><text:span text:style-name="T9">files</text:span><text:span text:style-name="T10">/data/</text:span><text:span text:style-name="T11">Postgres</text:span><text:span text:style-name="T12">_</text:span><text:span text:style-name="T11">Local</text:span><text:span text:style-name="T8">_Data</text:span><text:span text:style-name="T11">:</text:span><text:span text:style-name="T1">/var/lib/postgresql/data -p 5432:5432 postgres:</text:span><text:span text:style-name="T13">17.</text:span><text:span text:style-name="T14">5</text:span></text:p>
      <text:p text:style-name="P8" loext:marker-style-name="T1"/>
      <text:p text:style-name="P6">Для версии 18.*:</text:p>
      <text:p text:style-name="P9" loext:marker-style-name="T1">docker run -d --name postgres -e POSTGRES_PASSWORD=admin -<text:span text:style-name="T15">v</text:span><text:span text:style-name="T16"> </text:span><text:span text:style-name="T17">/</text:span><text:span text:style-name="T18">files</text:span><text:span text:style-name="T5">/data/</text:span><text:span text:style-name="T19">Postgres</text:span><text:span text:style-name="T20">_</text:span><text:span text:style-name="T19">Local</text:span><text:span text:style-name="T17">_Data</text:span><text:span text:style-name="T19">:</text:span>/var/lib/postgresql/<text:span text:style-name="T21">18/docker</text:span> -p 5432:5432 postgres:<text:span text:style-name="T4">1</text:span><text:span text:style-name="T21">8.</text:span><text:span text:style-name="T22">1</text:span></text:p>
      <text:p text:style-name="P10" loext:marker-style-name="T1"><text:span text:style-name="T1">Подключение:</text:span></text:p>
      <text:p text:style-name="P10" loext:marker-style-name="T1"><text:span text:style-name="T1">Порт - 5432</text:span></text:p>
      <text:p text:style-name="P11" loext:marker-style-name="T1"><text:span text:style-name="T1">Пользователь – postgres</text:span></text:p>
      <text:p text:style-name="P11" loext:marker-style-name="T1">Пароль – admin</text:p>
      <text:p text:style-name="P4" loext:marker-style-name="T1"/>
      <text:p text:style-name="P12">Остальные – для справки</text:p>
      <text:p text:style-name="P13" loext:marker-style-name="T1"/>
      <text:p text:style-name="P14"><text:span text:style-name="T4">Для Linux</text:span> – используем NFS:</text:p>
      <text:p text:style-name="P15">Запускаем создание контецйнера с автоматическим созданием соответствующего volume:</text:p>
      <text:p text:style-name="P16" loext:marker-style-name="T1"><text:span text:style-name="T4">docker run -d --name postgres -e POSTGRES_PASSWORD=admin </text:span><text:span text:style-name="T23">--mount 'type=volume,source=</text:span><text:span text:style-name="T24">Postgres_Local</text:span><text:span text:style-name="T23">,target=/var/lib/postgresql/data,volume-driver=local,volume-opt=type=nfs,volume-opt=device=:/home/alex/data/Postgres_Local_Data,"volume-opt=o=addr=1</text:span><text:span text:style-name="T25">92.168.1.12</text:span><text:span text:style-name="T23">,rw,nfsvers=4"'</text:span><text:span text:style-name="T26"> -p 5432:5432 postgres:17.2</text:span></text:p>
      <text:p text:style-name="P17" loext:marker-style-name="T1"><text:soft-page-break/><text:span text:style-name="T1"/></text:p>
      <text:p text:style-name="P18">Для Linux (SSH):</text:p>
      <text:p text:style-name="P19" loext:marker-style-name="T1"><text:span text:style-name="T1"/></text:p>
      <text:p text:style-name="P19" loext:marker-style-name="T1"><text:span text:style-name="T1">Ставим плагин для докера:</text:span></text:p>
      <text:p text:style-name="P20">docker plugin install vieux/sshfs</text:p>
      <text:p text:style-name="P19" loext:marker-style-name="T1"><text:span text:style-name="T1">ставим правильные доступы для папки с файлами БД:</text:span></text:p>
      <text:p text:style-name="P21" loext:marker-style-name="T1"><text:span text:style-name="T27">sudo chown $(id -u):$(id -g) /home/alex/data/Postgres_Local_Data/</text:span></text:p>
      <text:p text:style-name="P22" loext:marker-style-name="T1"><text:span text:style-name="T28">sudo chmod 700 -R /home/alex/data/</text:span><text:span text:style-name="T27">Postgres_Local_Data/</text:span></text:p>
      <text:p text:style-name="P22" loext:marker-style-name="T1"><text:span text:style-name="T29">т.е. должно быть при просмотре: ls -l </text:span><text:span text:style-name="T28">/home/alex/data/</text:span></text:p>
      <text:p text:style-name="P23" loext:marker-style-name="T1"><text:span text:style-name="T30"><text:s/></text:span><text:span text:style-name="T27">drwx------ 19 alex alex 4096 янв 11 20:26 </text:span><text:span text:style-name="T31">Postgres_Local_Data</text:span><text:span text:style-name="T1"><text:line-break/><text:line-break/></text:span></text:p>
      <text:p text:style-name="P24" loext:marker-style-name="T1"><text:span text:style-name="T1">Делаем Volume для папки с БД:</text:span></text:p>
      <text:p text:style-name="P25" loext:marker-style-name="T1"><text:span text:style-name="T32">docker volume create --driver vieux/sshfs -o sshcmd=alex@192.168.1.12:/home/alex/data/</text:span><text:span text:style-name="T33">Postgres</text:span><text:span text:style-name="T32">_Local</text:span><text:span text:style-name="T33">_Data</text:span><text:span text:style-name="T32"> -o password=1 -o allow_other</text:span><text:span text:style-name="T34"> -o port=22 </text:span><text:span text:style-name="T35">Postgres_</text:span><text:span text:style-name="T36">Local_</text:span><text:span text:style-name="T35">Data</text:span><text:span text:style-name="T34"><text:line-break/><text:line-break/>где:</text:span></text:p>
      <text:p text:style-name="P26">sshcmd=&lt;пользователь&gt;@&lt;IP компа с SSH&gt;:&lt;путь к папке с данными&gt;</text:p>
      <text:p text:style-name="P27" loext:marker-style-name="T1">password=&lt;<text:span text:style-name="T37">пароль без кавычек</text:span>&gt;</text:p>
      <text:p text:style-name="P24" loext:marker-style-name="T1"><text:span text:style-name="T1"/></text:p>
      <text:p text:style-name="P28" loext:marker-style-name="T1"><text:span text:style-name="T1">Запускаем контейнер:</text:span></text:p>
      <text:p text:style-name="P24" loext:marker-style-name="T1"><text:span text:style-name="T27">docker run -d --user $(id -u):$(id -g) --name postgres -e POSTGRES_PASSWORD=admin -v Postgres_</text:span><text:span text:style-name="T38">Local_</text:span><text:span text:style-name="T27">Data:/var/lib/postgresql/data -p 5432:5432 </text:span><text:span text:style-name="T1">postgres:17.2<text:line-break/><text:line-break/></text:span></text:p>
      <text:p text:style-name="P17" loext:marker-style-name="T1"><text:span text:style-name="T39"/></text:p>
      <text:p text:style-name="P17" loext:marker-style-name="T1"><text:span text:style-name="T39">----------------------</text:span></text:p>
      <text:p text:style-name="P29" loext:marker-style-name="T1"><text:span text:style-name="T39">P</text:span><text:span text:style-name="T1">gAdmin</text:span></text:p>
      <text:p text:style-name="P30" loext:marker-style-name="T1"><text:bookmark-start text:name="__DdeLink__289_1304503130"/><text:bookmark-start text:name="__DdeLink__279_714823351"/><text:span text:style-name="T40">docker</text:span><text:span text:style-name="T41"> </text:span><text:span text:style-name="T40">run</text:span><text:span text:style-name="T41"> </text:span><text:span text:style-name="T40">-p</text:span><text:span text:style-name="T41"> </text:span><text:span text:style-name="T42">80</text:span><text:span text:style-name="T43">81</text:span><text:span text:style-name="T40">:80</text:span><text:span text:style-name="T41"> </text:span><text:span text:style-name="T44">-e</text:span><text:span text:style-name="T45"> </text:span><text:span text:style-name="T46">'PGADMIN_DEFAULT_EMAIL=</text:span><text:span text:style-name="T47">admin</text:span><text:span text:style-name="T46">@</text:span><text:span text:style-name="T47">admin</text:span><text:span text:style-name="T46">.com'</text:span><text:span text:style-name="T45"> </text:span><text:span text:style-name="T44">-e</text:span><text:span text:style-name="T45"> </text:span><text:span text:style-name="T46">'PGADMIN_DEFAULT_PASSWORD=</text:span><text:span text:style-name="T47">admin</text:span><text:span text:style-name="T46">'</text:span><text:span text:style-name="T45"> </text:span><text:span text:style-name="T44">-d --</text:span><text:span text:style-name="T48">name pgadmin</text:span><text:span text:style-name="T45"> </text:span><text:span text:style-name="T44">dpage/pgadmin4:</text:span><text:span text:style-name="T49">9</text:span><text:span text:style-name="T50">.</text:span><text:span text:style-name="T51">1</text:span><text:span text:style-name="T52">4</text:span><text:span text:style-name="T50">.0</text:span><text:bookmark-end text:name="__DdeLink__289_1304503130"/><text:bookmark-end text:name="__DdeLink__279_714823351"/></text:p>
      <text:p text:style-name="P31" loext:marker-style-name="T1"/>
      <text:p text:style-name="P29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6-04-04T21:50:00.634086459</dc:date>
    <meta:editing-cycles>86</meta:editing-cycles>
    <meta:editing-duration>P1DT2H40M53S</meta:editing-duration>
    <meta:generator>LibreOffice/25.2.3.2$Linux_X86_64 LibreOffice_project/520$Build-2</meta:generator>
    <meta:document-statistic meta:table-count="0" meta:image-count="0" meta:object-count="0" meta:page-count="2" meta:paragraph-count="34" meta:word-count="222" meta:character-count="2136" meta:non-whitespace-character-count="1943"/>
    <meta:user-defined meta:name="AppVersion">15.0000</meta:user-defined>
    <meta:template xlink:type="simple" xlink:actuate="onRequest" xlink:title="Normal.dotm" xlink:href=""/>
  </office:meta>
</office:document-meta>
</file>